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objectwithoutfill">
      <style:graphic-properties svg:stroke-width="0.423cm" svg:stroke-color="#ff0000" draw:marker-start-width="0.835cm" draw:marker-end-width="0.835cm" svg:stroke-opacity="100%" draw:fill="none" draw:textarea-vertical-align="middle" fo:padding-top="0.337cm" fo:padding-bottom="0.337cm" fo:padding-left="0.462cm" fo:padding-right="0.462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5.309cm" fo:min-width="35.06cm"/>
    </style:style>
    <style:style style:name="gr1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5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6" style:family="graphic" style:parent-style-name="standard">
      <style:graphic-properties draw:stroke="none" draw:stroke-dash="_32__20_Dots_20_1_20_Dash" draw:fill-color="#ff0000" draw:opacity="100%" draw:textarea-horizontal-align="justify" draw:textarea-vertical-align="middle" draw:auto-grow-height="false" fo:min-height="35.309cm" fo:min-width="35.06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1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2.399cm" fo:min-width="12.149cm"/>
    </style:style>
    <style:style style:name="gr1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1.636cm" fo:min-width="11.387cm"/>
    </style:style>
    <style:style style:name="gr2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875cm" fo:min-width="10.625cm"/>
    </style:style>
    <style:style style:name="gr2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0.163cm" fo:min-width="9.914cm"/>
    </style:style>
    <style:style style:name="gr2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9.528cm" fo:min-width="9.279cm"/>
    </style:style>
    <style:style style:name="gr23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8.691cm" fo:min-width="8.441cm"/>
    </style:style>
    <style:style style:name="gr2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7.751cm" fo:min-width="7.501cm"/>
    </style:style>
    <style:style style:name="gr2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989cm" fo:min-width="6.739cm"/>
    </style:style>
    <style:style style:name="gr26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6.226cm" fo:min-width="5.977cm"/>
    </style:style>
    <style:style style:name="gr2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5.363cm" fo:min-width="5.113cm"/>
    </style:style>
    <style:style style:name="gr2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4.55cm" fo:min-width="4.301cm"/>
    </style:style>
    <style:style style:name="gr2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3.738cm" fo:min-width="3.488cm"/>
    </style:style>
    <style:style style:name="gr3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2.822cm" fo:min-width="2.573cm"/>
    </style:style>
    <style:style style:name="gr31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958cm" fo:min-width="1.71cm"/>
    </style:style>
    <style:style style:name="gr32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1.199cm" fo:min-width="0.948cm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3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3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3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39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4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4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4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47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4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49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5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5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5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53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54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5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6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7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8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9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0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1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2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3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-color="#ff0000" draw:opacity="100%"/>
      <style:paragraph-properties fo:text-align="center"/>
    </style:style>
    <style:style style:name="P11" style:family="paragraph">
      <loext:graphic-properties draw:fill="none" draw:fill-color="#ffffff" draw:opacity="100%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0000" draw:opacity="40%"/>
      <style:paragraph-properties fo:text-align="center"/>
    </style:style>
    <style:style style:name="P14" style:family="paragraph">
      <loext:graphic-properties draw:fill-color="#ff0000" draw:opacity="20%"/>
      <style:paragraph-properties fo:text-align="center"/>
    </style:style>
    <style:style style:name="P15" style:family="paragraph">
      <loext:graphic-properties draw:fill-color="#ff0000" draw:opacity="15%"/>
      <style:paragraph-properties fo:text-align="center"/>
    </style:style>
    <style:style style:name="P16" style:family="paragraph">
      <loext:graphic-properties draw:fill-color="#ff0000" draw:opacity="10%"/>
      <style:paragraph-properties fo:text-align="center"/>
    </style:style>
    <style:style style:name="P17" style:family="paragraph">
      <loext:graphic-properties draw:fill-color="#ff0000" draw:opacity="2%"/>
      <style:paragraph-properties fo:text-align="center"/>
    </style:style>
    <style:style style:name="P18" style:family="paragraph">
      <loext:graphic-properties draw:fill-color="#ff0000" draw:opacity="4%"/>
      <style:paragraph-properties fo:text-align="center"/>
    </style:style>
    <style:style style:name="P19" style:family="paragraph">
      <loext:graphic-properties draw:fill-color="#ff0000" draw:opacity="6%"/>
      <style:paragraph-properties fo:text-align="center"/>
    </style:style>
    <style:style style:name="P20" style:family="paragraph">
      <loext:graphic-properties draw:fill-color="#ff0000" draw:opacity="8%"/>
      <style:paragraph-properties fo:text-align="center"/>
    </style:style>
    <style:style style:name="P21" style:family="paragraph">
      <loext:graphic-properties draw:fill-color="#ff0000" draw:opacity="12%"/>
      <style:paragraph-properties fo:text-align="center"/>
    </style:style>
    <style:style style:name="P22" style:family="paragraph">
      <loext:graphic-properties draw:fill-color="#ff0000" draw:opacity="14%"/>
      <style:paragraph-properties fo:text-align="center"/>
    </style:style>
    <style:style style:name="P23" style:family="paragraph">
      <loext:graphic-properties draw:fill-color="#ff0000" draw:opacity="16%"/>
      <style:paragraph-properties fo:text-align="center"/>
    </style:style>
    <style:style style:name="P24" style:family="paragraph">
      <loext:graphic-properties draw:fill-color="#ff0000" draw:opacity="18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1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6.402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line draw:style-name="gr11" draw:text-style-name="P6" draw:layer="layout" svg:x1="11.579cm" svg:y1="5.85cm" svg:x2="11.579cm" svg:y2="13.445cm">
          <text:p/>
        </draw:lin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6.657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0" draw:layer="layout" svg:width="35.56cm" svg:height="35.559cm" draw:transform="rotate (-1.5707963267949) translate (46.911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165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418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673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7.927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0" draw:layer="layout" svg:width="12.649cm" svg:height="12.649cm" draw:transform="rotate (-1.5707963267949) translate (24.595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181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0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434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0" draw:layer="layout" svg:width="11.125cm" svg:height="11.125cm" draw:transform="rotate (-1.5707963267949) translate (23.884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688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0" draw:layer="layout" svg:width="10.414cm" svg:height="10.413cm" draw:transform="rotate (-1.5707963267949) translate (23.618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8.943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8.941cm" svg:height="8.941cm" draw:transform="rotate (-1.5707963267949) translate (22.937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8.001cm" svg:height="8.001cm" draw:transform="rotate (-1.5707963267949) translate (22.431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7.239cm" svg:height="7.239cm" draw:transform="rotate (-1.5707963267949) translate (22.05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5.613cm" svg:height="5.613cm" draw:transform="rotate (-1.5707963267949) translate (21.236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2" draw:text-style-name="P10" draw:layer="layout" svg:width="1.448cm" svg:height="1.449cm" draw:transform="rotate (-1.5707963267949) translate (19.129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0.585cm" svg:height="0.584cm" svg:x="18.091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5" draw:text-style-name="P13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4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4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4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4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4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6" draw:text-style-name="P15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5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8" draw:text-style-name="P16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0" draw:text-style-name="P16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7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1" draw:text-style-name="P16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5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042cm" svg:y1="5.856cm" svg:x2="25.042cm" svg:y2="13.451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5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442cm" svg:y1="5.855cm" svg:x2="25.442cm" svg:y2="13.45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842cm" svg:y1="5.854cm" svg:x2="25.842cm" svg:y2="13.449cm">
          <text:p/>
        </draw:lin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5" draw:text-style-name="P18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6" draw:text-style-name="P1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7" draw:text-style-name="P2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58" draw:text-style-name="P1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59" draw:text-style-name="P2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60" draw:text-style-name="P2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61" draw:text-style-name="P2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2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3" draw:text-style-name="P1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2T17:56:04.443000000</dc:date>
    <meta:editing-duration>PT16H8M56S</meta:editing-duration>
    <meta:editing-cycles>352</meta:editing-cycles>
    <meta:generator>LibreOffice/5.3.1.2$Windows_X86_64 LibreOffice_project/e80a0e0fd1875e1696614d24c32df0f95f03deb2</meta:generator>
    <meta:document-statistic meta:object-count="1568"/>
  </office:meta>
</office:document-meta>
</file>